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FLORES ROJAS, ELIAS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ATIP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7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FLORES ROJAS, ELIAS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S BB CRIOLLO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ROPIO (GENETICA)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7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7T18:00:04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